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 habe ich dir schon „zum Üben“ geschickt:</text:p>
      <text:p text:style-name="P1"/>
      <text:p text:style-name="P1">{"title": "An der Lahder Aue", "year": "2019", "format": "40 x 30 cm", "technic": "Öl auf Leinwand"}</text:p>
      <text:p text:style-name="P1"/>
      <text:p text:style-name="P1">{"title": "Feldrain", "year": "2019", "format": "40 x 30 cm", "technic": "Öl auf Leinwand"}</text:p>
      <text:p text:style-name="P1"/>
      <text:p text:style-name="P1">{"title": "Meßlinger Wäldchen", "year": "1983", "format": "106 x 82 cm", "technic": "Öl auf Spanplatte"}</text:p>
      <text:p text:style-name="P1"/>
      <text:p text:style-name="P1">{"title": "Hamme bei Worpswede", "year": "2000", "format": "70 x 50 cm", "technic": "Öl auf Spanplatte"}</text:p>
      <text:p text:style-name="P1"/>
      <text:p text:style-name="P1">{"title": "Weide an der Weser bei Petershagen", "year": "2020", "format": "80 x 60 cm", "technic": "Öl auf Leinwand"}</text:p>
      <text:p text:style-name="P1"/>
      <text:p text:style-name="P1">{"title": "Gletschereis", "year": "2017", "format": "32 x 24 cm", "technic": "Öl auf Leinwand"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Und diese sind neu (die Bilder kommen mit der zweiten Fuhre): </text:p>
      <text:p text:style-name="P1"/>
      <text:p text:style-name="P1">{"title": "An der Lahder Aue", "year": "2019", "format": "40 x 30 cm", "technic": "Öl auf Leinwand"}</text:p>
      <text:p text:style-name="P1"/>
      <text:p text:style-name="P1">{"title": "Wegbiegung bei Morhoff I", "year": "2020", "format": "40 x 30 cm", "technic": "Öl auf Leinwand"}</text:p>
      <text:p text:style-name="P1"/>
      <text:p text:style-name="P1">{"title": "Lichtung", "year": "2019", "format": "40 x 30 cm", "technic": "Öl auf Leinwand"}</text:p>
      <text:p text:style-name="P1"/>
      <text:p text:style-name="P1">{"title": "Messlingen - Blick aufs Dorf", "year": "2007", "format": "24 x 18 cm", "technic": "Öl auf Leinwand"}</text:p>
      <text:p text:style-name="P1"/>
      <text:p text:style-name="P1">{"title": "Nebelmorgen bei Wegholm", "year": "2011", "format": "80 x 60 cm", "technic": "Öl auf Leinwand"}</text:p>
      <text:p text:style-name="P1"/>
      <text:p text:style-name="P1">{"title": "Überschwemmung an der Lahder Aue", "year": "2019", "format": "40 x 30 cm", "technic": "Öl auf Leinwand"}</text:p>
      <text:p text:style-name="P1"/>
      <text:p text:style-name="P1">{"title": "Schneesturm Grüntensee", "year": "20xx", "format": "80 x 60 cm", "technic": "Öl auf Leinwand"}</text:p>
      <text:p text:style-name="P1"/>
      <text:p text:style-name="P1">{"title": "Waldweg", "year": "2019", "format": "40 x 30 cm", "technic": "Öl auf Leinwand"}</text:p>
      <text:p text:style-name="P1"/>
      <text:p text:style-name="P1">{"title": "Waldweg Mindener Wald", "year": "2019", "format": "40 x 30 cm", "technic": "Öl auf Leinwand"}</text:p>
      <text:p text:style-name="P1"/>
      <text:p text:style-name="P1">{"title": "Waldweg mit Hochsitzschatten I", "year": "2020", "format": "40 x 30 cm", "technic": "Öl auf Leinwand"}</text:p>
      <text:p text:style-name="P1"/>
      <text:p text:style-name="P1">{"title": "Waldweg mit Hochsitzschatten II", "year": "2020", "format": "40 x 30 cm", "technic": "Öl auf Leinwand"}</text:p>
      <text:p text:style-name="P1"/>
      <text:p text:style-name="P1">{"title": "Wales - The Arch", "year": "2019", "format": "40 x 30 cm", "technic": "Öl auf Leinwand"}</text:p>
      <text:p text:style-name="P1"/>
      <text:p text:style-name="P1">{"title": "Regenmorgen am Anleger", "year": "2019", "format": "40 x 30 cm", "technic": "Öl auf Leinwand"}</text:p>
      <text:p text:style-name="P1"/>
      <text:p text:style-name="P1">{"title": "Weserüberschwemmung an der <text:s/>Auemündung", "year": "2019", "format": "40 x 30 cm", "technic": "Öl auf Leinwand"}</text:p>
      <text:p text:style-name="P1"/>
      <text:p text:style-name="P1">{"title": "Fishguard, Wales", "year": "2020", "format": "24 x 30 cm", "technic": "Öl auf Leinwand"}</text:p>
      <text:p text:style-name="P1"/>
      <text:p text:style-name="P1"><text:soft-page-break/>{"title": "Himmels- und Farbstudie", "year": "2020", "format": "80 x 60 cm", "technic": "Öl auf Leinwand"}</text:p>
      <text:p text:style-name="P1"/>
      <text:p text:style-name="P1">{"title": "Langes Wald 1", "year": "2020", "format": "80 x 60 cm", "technic": "Öl auf Leinwand"}</text:p>
      <text:p text:style-name="P1"/>
      <text:p text:style-name="P1">{"title": "Langes Wald 2", "year": "2020", "format": "40 x 30 cm", "technic": "Öl auf Leinwand"}</text:p>
      <text:p text:style-name="P1"/>
      <text:p text:style-name="P1">{"title": "Kiessee in Lahde", "year": "2019", "format": "40 x 30 cm", "technic": "Öl auf Leinwand"}</text:p>
      <text:p text:style-name="P1"/>
      <text:p text:style-name="P1">{"title": "Gletscher", "year": "2017", "format": "32 x 24 cm", "technic": "Öl auf Leinwand"}</text:p>
      <text:p text:style-name="P1"/>
      <text:p text:style-name="P1">{"title": "Himmelsstudie mit durchbrechender Sonne", "year": "2004", "format": "100_x_80 cm", "technic": "Öl auf Spanplatte"}</text:p>
      <text:p text:style-name="P1"/>
      <text:p text:style-name="P1">{"title": "Hünengrab an der Küste, Wales", "year": "2017", "format": "30 x 24 cm", "technic": "Öl auf Leinwand"}</text:p>
      <text:p text:style-name="P1"/>
      <text:p text:style-name="P1">{"title": "Maschinenbild I", "year": "2001", "format": "80 x 60 cm", "technic": "Öl auf Leinwand"}</text:p>
      <text:p text:style-name="P1"/>
      <text:p text:style-name="P1">{"title": "Maschinenbild Zara", "year": "1995", "format": "80 x 60 cm", "technic": "Öl auf Leinwand"}</text:p>
      <text:p text:style-name="P1"/>
      <text:p text:style-name="P1">{"title": "Maschinenbild II", "year": "2001", "format": "80 x 60 cm", "technic": "Öl auf Leinwand"}</text:p>
      <text:p text:style-name="P1"/>
      <text:p text:style-name="P1">{"title": "Himmelsstudie", "year": "2004", "format": "80 x 60 cm", "technic": "Öl auf Leinwand"}</text:p>
      <text:p text:style-name="P1"/>
      <text:p text:style-name="P1">{"title": "Mein Schulweg", "year": "2019", "format": "40 x 30 cm", "technic": "Öl auf Leinwand"}</text:p>
      <text:p text:style-name="P1"/>
      <text:p text:style-name="P1">{"title": "Kiessee in Lahde", "year": "2019", "format": "40 x 30 cm", "technic": "Öl auf Leinwand"}</text:p>
      <text:p text:style-name="P1"/>
      <text:p text:style-name="P1">{"title": "Lahder Weserseite", "year": "2020", "format": "40 x 30 cm", "technic": "Öl auf Leinwand"}</text:p>
      <text:p text:style-name="P1"/>
      <text:p text:style-name="P1">{"title": "Schneestudie Wiehengebirge", "year": "2017", "format": "32 x 24 cm", "technic": "Öl auf Leinwand"}</text:p>
      <text:p text:style-name="P1"/>
      <text:p text:style-name="P1">{"title": "Schuppen zwischen Heimsen und Döhren", "year": "2005", "format": "30 x 24 cm", "technic": "Öl auf Leinwand"}</text:p>
      <text:p text:style-name="P1"/>
      <text:p text:style-name="P1"><text:soft-page-break/>{"title": "Kraulschwimmer", "year": "1983", "format": "100 x 80 cm", "technic": "Öl auf Spanplatte"}</text:p>
      <text:p text:style-name="P1"/>
      <text:p text:style-name="P1">{"title": "Handballer beim Sprungwurf", "year": "1984", "format": "120 x 100 cm", "technic": "Öl auf Spannplatte"}</text:p>
      <text:p text:style-name="P1"/>
      <text:p text:style-name="P1">{"title": "Teufelsmoor mit Moorgraben", "year": "2016", "format": "90 x 60 cm", "technic": "Öl auf Leinwand"}</text:p>
      <text:p text:style-name="P1"/>
      <text:p text:style-name="P1">{"title": "Überschwemmte Pappeln an der Auemündung", "year": "2020", "format": "40 x 30 cm", "technic": "Öl auf Leinwand"}</text:p>
      <text:p text:style-name="P1"/>
      <text:p text:style-name="P1">{"title": "Pentre Ifan II, Wales", "year": "2020", "format": "80 x 60 cm", "technic": "Öl auf Leinwand"}</text:p>
      <text:p text:style-name="P1"/>
      <text:p text:style-name="P1">{"title": "Pentre Ifan I, Wales", "year": "2017", "format": "80 x 60 cm", "technic": "Öl auf Leinwand"}</text:p>
      <text:p text:style-name="P1"/>
      <text:p text:style-name="P1">{"title": "Regentag - Wegbiegung bei Morhoff", "year": "2020", "format": "80 x 60 cm", "technic": "Öl auf Leinwand"}</text:p>
      <text:p text:style-name="P1"/>
      <text:p text:style-name="P1">{"title": "Schlüsselburger Scheune I - Detail", "year": "2012", "format": "24 x 18 cm", "technic": "Öl auf Karton"}</text:p>
      <text:p text:style-name="P1"/>
      <text:p text:style-name="P1">{"title": "Schlüsselburger Scheune II - Detail", "year": "2012", "format": "24 x 18 cm", "technic": "Öl auf Karton"}</text:p>
      <text:p text:style-name="P1"/>
      <text:p text:style-name="P1">{"title": "Schober bei Wald, Allgäu", "year": "2017", "format": "32 x 24 cm", "technic": "Öl auf Leinwand"}</text:p>
      <text:p text:style-name="P1"/>
      <text:p text:style-name="P1">{"title": "Todtenhauser Kirche im Schnee", "year": "2014", "format": "32 x 24 cm", "technic": "Öl auf Leinwand"}</text:p>
      <text:p text:style-name="P1"/>
      <text:p text:style-name="P1">{"title": "Vereister Kiessee bei Frille", "year": "2003", "format": "32 x 24 cm", "technic": "Öl auf Leinwand"}</text:p>
      <text:p text:style-name="P1"/>
      <text:p text:style-name="P1">{"title": "Messlinger Wäldchen mit Rapsfeld I", "year": "2000", "format": "80 x 60 cm", "technic": "Öl auf Spanplatte"}</text:p>
      <text:p text:style-name="P1"/>
      <text:p text:style-name="P1">{"title": "Messlinger Wäldchen mit Rapsfeld II", "year": "2000", "format": "32 x 24 cm", "technic": "Öl auf Leinwand"}</text:p>
      <text:p text:style-name="P1"/>
      <text:p text:style-name="P1">{"title": "Waldrandstudie Nordholz", "year": "2020", "format": "40 x 30 cm", "technic": "Öl auf Leinwand"}</text:p>
      <text:p text:style-name="P1"/>
      <text:p text:style-name="P1">{"title": "Waldstudie mit Abendsonne", "year": "2020", "format": "40 x 30 cm", "technic": "Öl auf Leinwand"}</text:p>
      <text:p text:style-name="P1"/>
      <text:p text:style-name="P1"><text:soft-page-break/>{"title": "Waldrandstudie", "year": "2020", "format": "80 x 60 cm", "technic": "Öl auf Leinwand"}</text:p>
      <text:p text:style-name="P1"/>
      <text:p text:style-name="P1">{"title": "Waldstudie Baumstämme", "year": "2019", "format": "40 x 30 cm", "technic": "Öl auf Leinwand"}</text:p>
      <text:p text:style-name="P1"/>
      <text:p text:style-name="P1">{"title": "Weserblick von Heisterholz nach Süden", "year": "2019", "format": "32 x 24 cm", "technic": "Öl auf Leinwand"}</text:p>
      <text:p text:style-name="P1"/>
      <text:p text:style-name="P1">{"title": "Weser bei Holzminden", "year": "2020", "format": "40 x 30 cm", "technic": "Öl auf Leinwand"}</text:p>
      <text:p text:style-name="P1"/>
      <text:p text:style-name="P1">{"title": "Weserüberschwemmung bei Petershagen", "year": "2009", "format": "32 x 24 cm", "technic": "Öl auf Leinwand"}</text:p>
      <text:p text:style-name="P1"/>
      <text:p text:style-name="P1">{"title": "Am Nordholz II", "year": "2020", "format": "80 x 60 cm", "technic": "Öl auf Leinwand"}</text:p>
      <text:p text:style-name="P1"/>
      <text:p text:style-name="P1">{"title": "Weser bei Regen Lahder Ufer", "year": "2020", "format": "40 x 30 cm", "technic": "Öl auf Leinwand"}</text:p>
      <text:p text:style-name="P1"/>
      <text:p text:style-name="P1">{"title": "Windheimer Kirche", "year": "2000", "format": "24 x 18 cm", "technic": "Öl auf Leinwand"}</text:p>
      <text:p text:style-name="P1"/>
      <text:p text:style-name="P1">{"title": "Wolkenstudie", "year": "2018", "format": "24 x 18 cm", "technic": "Öl auf Leinwand"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tlef Hommel</meta:initial-creator>
    <meta:creation-date>2020-10-29T12:21:56</meta:creation-date>
    <dc:date>2020-10-29T12:55:46</dc:date>
    <dc:creator>Detlef Hommel</dc:creator>
    <meta:editing-duration>PT13M49S</meta:editing-duration>
    <meta:editing-cycles>5</meta:editing-cycles>
    <meta:generator>OpenOffice/4.1.5$Unix OpenOffice.org_project/415m1$Build-9789</meta:generator>
    <meta:document-statistic meta:table-count="0" meta:image-count="0" meta:object-count="0" meta:page-count="5" meta:paragraph-count="64" meta:word-count="957" meta:character-count="6667"/>
  </office:meta>
</office:document-meta>
</file>